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12EA77C762853B07E1F.png" manifest:media-type="image/png"/>
  <manifest:file-entry manifest:full-path="Pictures/10000001000002DC0000009C9C04288D9AB74503.png" manifest:media-type="image/png"/>
  <manifest:file-entry manifest:full-path="Pictures/10000001000002DC0000008EFD738A12552331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-0.741cm" svg:y="0.111cm" svg:width="17cm" svg:height="3.297cm" draw:z-index="0"><draw:image xlink:href="Pictures/10000001000002DC0000008EFD738A125523311D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-0.476cm" svg:y="0.582cm" svg:width="17cm" svg:height="3.623cm" draw:z-index="1"><draw:image xlink:href="Pictures/10000001000002DC0000009C9C04288D9AB74503.png" xlink:type="simple" xlink:show="embed" xlink:actuate="onLoad" draw:mime-type="image/png"/></draw:frame><draw:frame draw:style-name="fr1" draw:name="Image3" text:anchor-type="char" svg:x="-1.323cm" svg:y="6.189cm" svg:width="17cm" svg:height="5.276cm" draw:z-index="2"><draw:image xlink:href="Pictures/10000001000003CD0000012EA77C762853B07E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01:29:22.139248927</meta:creation-date>
    <dc:date>2024-06-04T01:33:17.857372949</dc:date>
    <meta:editing-duration>PT3M5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